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Rapport Séance 5(Oualid)</text:span></text:p>
      <text:p text:style-name="P1"><text:span text:style-name="T2"/></text:p>
      <text:p text:style-name="P2"><text:span text:style-name="T2"/></text:p>
      <text:p text:style-name="P2"><text:span text:style-name="T3">Lundi 04 Fevrier 2019</text:span></text:p>
      <text:p text:style-name="P2"><text:span text:style-name="T4"/></text:p>
      <text:p text:style-name="P2"><text:span text:style-name="T4"/></text:p>
      <text:p text:style-name="P2"><text:span text:style-name="T5">On a abordé la partie bluetooth de notre projet.</text:span></text:p>
      <text:p text:style-name="P2"><text:span text:style-name="T6"/></text:p>
      <text:p text:style-name="P2"><text:span text:style-name="T7">L'objectif est de pouvoir contrôler une vidèo à distance en utilisant l'application mobile Bluetooth Electronics.</text:span></text:p>
      <text:p text:style-name="P2"><text:span text:style-name="T8"/></text:p>
      <text:p text:style-name="P2"><text:span text:style-name="T9">On a en total cinq boutons:</text:span></text:p>
      <text:p text:style-name="P2"><text:span text:style-name="T9"><text:tab/>-Un pour arrêter la vidèo</text:span></text:p>
      <text:p text:style-name="P2"><text:span text:style-name="T9"><text:tab/>-Un pour avancer la vidèo</text:span></text:p>
      <text:p text:style-name="P2"><text:span text:style-name="T9"><text:tab/>-Un pour reculer la vidèo</text:span></text:p>
      <text:p text:style-name="P2"><text:span text:style-name="T9"><text:tab/>-Un pour dimnuer le volume</text:span></text:p>
      <text:p text:style-name="P2"><text:span text:style-name="T9"><text:tab/>-Un pour augmenter le volume</text:span></text:p>
      <text:p text:style-name="P2"><text:span text:style-name="T10"/></text:p>
      <text:p text:style-name="P2"><text:span text:style-name="T11">On a écrit le code arduino pour pouvoir<text:s text:c="2"/>faire le lien Bluetooth - arduino ( le code esr sur gitHub,intitulé "PartieBT-PROJET.ino").</text:span></text:p>
      <text:p text:style-name="P2"><text:span text:style-name="T12"/></text:p>
      <text:p text:style-name="P2"><text:span text:style-name="T13">Prochain séance, on essaiera de pouvoir contrôler la souris à distance avec Bluetooth Electronics en utilisant le pad. On sait pas encore comment on va proceder pour faire le code, on a cherché des solutions à la fin de l'heure sans en trouver, à faire pour la semaine prochaine.</text:span></text:p>
      <text:p text:style-name="P2"><text:span text:style-name="T13"/></text:p>
      <text:p text:style-name="P2"><text:span text:style-name="T13"/></text:p>
      <text:p text:style-name="P2"><text:span text:style-name="T14"/></text:p>
      <text:p text:style-name="P2"><text:span text:style-name="T14"/></text:p>
      <text:p text:style-name="P2"><text:span text:style-name="T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